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Sans" svg:font-family="DejaVuSans" style:font-family-generic="swiss"/>
    <style:font-face style:name="Segoe UI1" svg:font-family="'Segoe UI'"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397cm" fo:text-align="justify" style:justify-single-word="false" fo:text-indent="0cm" style:auto-text-indent="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0.5pt" fo:font-style="italic" style:font-size-asian="10.5pt" style:font-style-asian="italic" style:font-size-complex="10.5pt" style:font-style-complex="italic"/>
    </style:style>
    <style:style style:name="P4" style:family="paragraph" style:parent-style-name="Standard">
      <style:paragraph-properties fo:text-align="center" style:justify-single-word="false"/>
      <style:text-properties fo:font-size="10.5pt" style:font-size-asian="10.5pt" style:font-size-complex="10.5pt"/>
    </style:style>
    <style:style style:name="P5" style:family="paragraph" style:parent-style-name="Standard">
      <style:paragraph-properties fo:margin-left="0cm" fo:margin-right="0.397cm" fo:text-indent="0cm" style:auto-text-indent="false"/>
    </style:style>
    <style:style style:name="P6" style:family="paragraph" style:parent-style-name="Standard">
      <style:paragraph-properties fo:margin-left="0cm" fo:margin-right="0.397cm" fo:text-align="justify" style:justify-single-word="false" fo:text-indent="0cm" style:auto-text-indent="false"/>
    </style:style>
    <style:style style:name="P7"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8" style:family="paragraph" style:parent-style-name="Standard">
      <style:paragraph-properties fo:margin-left="0cm" fo:margin-right="0.397cm" fo:text-align="justify" style:justify-single-word="false" fo:text-indent="0cm" style:auto-text-indent="false"/>
    </style:style>
    <style:style style:name="T1" style:family="text">
      <style:text-properties fo:color="#ff0000"/>
    </style:style>
    <style:style style:name="T2" style:family="text">
      <style:text-properties style:font-name-asian="DejaVuSans" style:font-name-complex="DejaVuSans"/>
    </style:style>
    <style:style style:name="T3" style:family="text">
      <style:text-properties fo:color="#000000" style:font-name-asian="Tahoma" style:font-name-complex="Tahoma"/>
    </style:style>
    <style:style style:name="T4" style:family="text">
      <style:text-properties fo:color="#ff0000"/>
    </style:style>
    <style:style style:name="T5" style:family="text">
      <style:text-properties fo:color="#ff0000" style:text-line-through-style="solid" style:text-underline-mode="continuous" style:text-overline-mode="continuous" style:text-line-through-mode="continuous"/>
    </style:style>
    <style:style style:name="T6" style:family="text">
      <style:text-properties style:text-line-through-style="solid" style:text-underline-mode="continuous" style:text-overline-mode="continuous" style:text-line-through-mode="continuous"/>
    </style:style>
    <style:style style:name="T7" style:family="text">
      <style:text-properties style:text-line-through-style="solid" style:text-underline-mode="continuous" style:text-overline-mode="continuous" style:text-line-through-mode="continuous" style:font-name-asian="DejaVuSans" style:font-name-complex="DejaVuSans"/>
    </style:style>
    <style:style style:name="T8" style:family="text">
      <style:text-properties style:font-name-asian="DejaVuSans" style:font-name-complex="DejaVuSans"/>
    </style:style>
    <style:style style:name="T9" style:family="text">
      <style:text-properties fo:color="#000000" style:font-name-asian="Tahoma" style:font-name-complex="Tahoma"/>
    </style:style>
    <style:style style:name="T10" style:family="text"/>
    <style:style style:name="T11" style:family="text">
      <style:text-properties fo:language="de" fo:country="DE"/>
    </style:style>
  </office:automatic-styles>
  <office:body>
    <office:text>
      <text:tracked-changes>
        <text:changed-region xml:id="ct311465208" text:id="ct311465208">
          <text:deletion>
            <office:change-info>
              <dc:creator>Unbekannter Autor</dc:creator>
              <dc:date>2017-11-30T14:38:00</dc:date>
            </office:change-info>
            <text:p text:style-name="P1">In</text:p>
          </text:deletion>
        </text:changed-region>
        <text:changed-region xml:id="ct311464168" text:id="ct311464168">
          <text:insertion>
            <office:change-info>
              <dc:creator>Unbekannter Autor</dc:creator>
              <dc:date>2017-11-30T14:38:00</dc:date>
            </office:change-info>
          </text:insertion>
        </text:changed-region>
        <text:changed-region xml:id="ct311463648" text:id="ct311463648">
          <text:deletion>
            <office:change-info>
              <dc:creator>Unbekannter Autor</dc:creator>
              <dc:date>2017-11-30T14:39:00</dc:date>
            </office:change-info>
            <text:p text:style-name="P1">the </text:p>
          </text:deletion>
        </text:changed-region>
        <text:changed-region xml:id="ct311465624" text:id="ct311465624">
          <text:deletion>
            <office:change-info>
              <dc:creator>Unbekannter Autor</dc:creator>
              <dc:date>2017-11-30T14:39:00</dc:date>
            </office:change-info>
            <text:p text:style-name="P1">recorded </text:p>
          </text:deletion>
        </text:changed-region>
        <text:changed-region xml:id="ct311466352" text:id="ct311466352">
          <text:deletion>
            <office:change-info>
              <dc:creator>Unbekannter Autor</dc:creator>
              <dc:date>2017-11-30T14:39:00</dc:date>
            </office:change-info>
            <text:p text:style-name="P1"><text:span text:style-name="Absatz-Standardschriftart"><text:span text:style-name="T1">by </text:span></text:span></text:p>
          </text:deletion>
        </text:changed-region>
        <text:changed-region xml:id="ct311464376" text:id="ct311464376">
          <text:insertion>
            <office:change-info>
              <dc:creator>Unbekannter Autor</dc:creator>
              <dc:date>2017-11-30T14:39:00</dc:date>
            </office:change-info>
          </text:insertion>
        </text:changed-region>
        <text:changed-region xml:id="ct311466456" text:id="ct311466456">
          <text:deletion>
            <office:change-info>
              <dc:creator>Unbekannter Autor</dc:creator>
              <dc:date>2017-11-30T14:40:00</dc:date>
            </office:change-info>
            <text:p text:style-name="P1"><text:span text:style-name="Absatz-Standardschriftart"><text:span text:style-name="T1">compared </text:span></text:span></text:p>
          </text:deletion>
        </text:changed-region>
        <text:changed-region xml:id="ct311465832" text:id="ct311465832">
          <text:deletion>
            <office:change-info>
              <dc:creator>Unbekannter Autor</dc:creator>
              <dc:date>2017-11-30T14:40:00</dc:date>
            </office:change-info>
            <text:p text:style-name="P1"><text:span text:style-name="Absatz-Standardschriftart"><text:span text:style-name="T1">has to </text:span></text:span></text:p>
          </text:deletion>
        </text:changed-region>
        <text:changed-region xml:id="ct311465936" text:id="ct311465936">
          <text:insertion>
            <office:change-info>
              <dc:creator>Unbekannter Autor</dc:creator>
              <dc:date>2017-11-30T14:40:00</dc:date>
            </office:change-info>
          </text:insertion>
        </text:changed-region>
        <text:changed-region xml:id="ct311466768" text:id="ct311466768">
          <text:deletion>
            <office:change-info>
              <dc:creator>Unbekannter Autor</dc:creator>
              <dc:date>2017-11-30T14:40:00</dc:date>
            </office:change-info>
            <text:p text:style-name="P1"><text:span text:style-name="Absatz-Standardschriftart"><text:span text:style-name="T1">un</text:span></text:span></text:p>
          </text:deletion>
        </text:changed-region>
        <text:changed-region xml:id="ct311464688" text:id="ct311464688">
          <text:insertion>
            <office:change-info>
              <dc:creator>Unbekannter Autor</dc:creator>
              <dc:date>2017-11-30T14:40:00</dc:date>
            </office:change-info>
          </text:insertion>
        </text:changed-region>
        <text:changed-region xml:id="ct311464792" text:id="ct311464792">
          <text:insertion>
            <office:change-info>
              <dc:creator>Unbekannter Autor</dc:creator>
              <dc:date>2017-11-30T14:41:00</dc:date>
            </office:change-info>
          </text:insertion>
        </text:changed-region>
        <text:changed-region xml:id="ct311463752" text:id="ct311463752">
          <text:insertion>
            <office:change-info>
              <dc:creator>Unbekannter Autor</dc:creator>
              <dc:date>2017-11-30T14:40:00</dc:date>
            </office:change-info>
          </text:insertion>
        </text:changed-region>
        <text:changed-region xml:id="ct311464584" text:id="ct311464584">
          <text:insertion>
            <office:change-info>
              <dc:creator>Unbekannter Autor</dc:creator>
              <dc:date>2017-11-30T14:40:00</dc:date>
            </office:change-info>
          </text:insertion>
        </text:changed-region>
        <text:changed-region xml:id="ct311468328" text:id="ct311468328">
          <text:deletion>
            <office:change-info>
              <dc:creator>Unbekannter Autor</dc:creator>
              <dc:date>2017-11-30T14:41:00</dc:date>
            </office:change-info>
            <text:p text:style-name="P1"><text:span text:style-name="Absatz-Standardschriftart"><text:span text:style-name="T1">…</text:span></text:span></text:p>
          </text:deletion>
        </text:changed-region>
        <text:changed-region xml:id="ct311469888" text:id="ct311469888">
          <text:insertion>
            <office:change-info>
              <dc:creator>Unbekannter Autor</dc:creator>
              <dc:date>2017-11-30T14:41:00</dc:date>
            </office:change-info>
          </text:insertion>
        </text:changed-region>
        <text:changed-region xml:id="ct311468744" text:id="ct311468744">
          <text:insertion>
            <office:change-info>
              <dc:creator>Unbekannter Autor</dc:creator>
              <dc:date>2017-11-30T14:41:00</dc:date>
            </office:change-info>
          </text:insertion>
        </text:changed-region>
        <text:changed-region xml:id="ct311467808" text:id="ct311467808">
          <text:insertion>
            <office:change-info>
              <dc:creator>Unbekannter Autor</dc:creator>
              <dc:date>2017-11-30T14:41:00</dc:date>
            </office:change-info>
          </text:insertion>
        </text:changed-region>
        <text:changed-region xml:id="ct311469472" text:id="ct311469472">
          <text:deletion>
            <office:change-info>
              <dc:creator>Unbekannter Autor</dc:creator>
              <dc:date>2017-11-30T14:41:00</dc:date>
            </office:change-info>
            <text:p text:style-name="P1"><text:span text:style-name="Absatz-Standardschriftart"><text:span text:style-name="T2">are</text:span></text:span></text:p>
          </text:deletion>
        </text:changed-region>
        <text:changed-region xml:id="ct311467184" text:id="ct311467184">
          <text:insertion>
            <office:change-info>
              <dc:creator>Unbekannter Autor</dc:creator>
              <dc:date>2017-11-30T14:41:00</dc:date>
            </office:change-info>
          </text:insertion>
        </text:changed-region>
        <text:changed-region xml:id="ct311466976" text:id="ct311466976">
          <text:deletion>
            <office:change-info>
              <dc:creator>Unbekannter Autor</dc:creator>
              <dc:date>2017-11-30T14:42:00</dc:date>
            </office:change-info>
            <text:p text:style-name="P1"><text:span text:style-name="Absatz-Standardschriftart"><text:span text:style-name="T3">As </text:span></text:span></text:p>
          </text:deletion>
        </text:changed-region>
        <text:changed-region xml:id="ct311467912" text:id="ct311467912">
          <text:insertion>
            <office:change-info>
              <dc:creator>Unbekannter Autor</dc:creator>
              <dc:date>2017-11-30T14:42:00</dc:date>
            </office:change-info>
          </text:insertion>
        </text:changed-region>
        <text:changed-region xml:id="ct311468016" text:id="ct311468016">
          <text:deletion>
            <office:change-info>
              <dc:creator>Unbekannter Autor</dc:creator>
              <dc:date>2017-11-30T14:42:00</dc:date>
            </office:change-info>
            <text:p text:style-name="P1"><text:span text:style-name="Absatz-Standardschriftart"><text:span text:style-name="T3">the </text:span></text:span></text:p>
          </text:deletion>
        </text:changed-region>
        <text:changed-region xml:id="ct311469992" text:id="ct311469992">
          <text:insertion>
            <office:change-info>
              <dc:creator>Unbekannter Autor</dc:creator>
              <dc:date>2017-11-30T14:42:00</dc:date>
            </office:change-info>
          </text:insertion>
        </text:changed-region>
        <text:changed-region xml:id="ct311468848" text:id="ct311468848">
          <text:insertion>
            <office:change-info>
              <dc:creator>Unbekannter Autor</dc:creator>
              <dc:date>2017-11-30T14:42:00</dc:date>
            </office:change-info>
          </text:insertion>
        </text:changed-region>
        <text:changed-region xml:id="ct311468952" text:id="ct311468952">
          <text:deletion>
            <office:change-info>
              <dc:creator>Unbekannter Autor</dc:creator>
              <dc:date>2017-11-30T14:42:00</dc:date>
            </office:change-info>
            <text:p text:style-name="P1"><text:span text:style-name="Absatz-Standardschriftart"><text:span text:style-name="T3">only lies slightly above </text:span></text:span></text:p>
          </text:deletion>
        </text:changed-region>
        <text:changed-region xml:id="ct311468120" text:id="ct311468120">
          <text:insertion>
            <office:change-info>
              <dc:creator>Unbekannter Autor</dc:creator>
              <dc:date>2017-11-30T14:42:00</dc:date>
            </office:change-info>
          </text:insertion>
        </text:changed-region>
        <text:changed-region xml:id="ct311467496" text:id="ct311467496">
          <text:deletion>
            <office:change-info>
              <dc:creator>Unbekannter Autor</dc:creator>
              <dc:date>2017-11-30T14:42:00</dc:date>
            </office:change-info>
            <text:p text:style-name="P1"><text:span text:style-name="Absatz-Standardschriftart"><text:span text:style-name="T3">ble</text:span></text:span></text:p>
          </text:deletion>
        </text:changed-region>
        <text:changed-region xml:id="ct311468432" text:id="ct311468432">
          <text:insertion>
            <office:change-info>
              <dc:creator>Unbekannter Autor</dc:creator>
              <dc:date>2017-11-30T14:42:00</dc:date>
            </office:change-info>
          </text:insertion>
        </text:changed-region>
        <text:changed-region xml:id="ct311469056" text:id="ct311469056">
          <text:insertion>
            <office:change-info>
              <dc:creator>Unbekannter Autor</dc:creator>
              <dc:date>2017-11-30T14:43:00</dc:date>
            </office:change-info>
          </text:insertion>
        </text:changed-region>
        <text:changed-region xml:id="ct311469264" text:id="ct311469264">
          <text:deletion>
            <office:change-info>
              <dc:creator>Unbekannter Autor</dc:creator>
              <dc:date>2017-11-30T14:43:00</dc:date>
            </office:change-info>
            <text:p text:style-name="P1">FRS</text:p>
          </text:deletion>
        </text:changed-region>
        <text:changed-region xml:id="ct311469160" text:id="ct311469160">
          <text:insertion>
            <office:change-info>
              <dc:creator>Unbekannter Autor</dc:creator>
              <dc:date>2017-11-30T14:43:00</dc:date>
            </office:change-info>
          </text:insertion>
        </text:changed-region>
        <text:changed-region xml:id="ct311468224" text:id="ct311468224">
          <text:insertion>
            <office:change-info>
              <dc:creator>Unbekannter Autor</dc:creator>
              <dc:date>2017-11-30T14: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trieval advances of BrO/SO2 molar ratios from NOVAC</text:p>
      <text:p text:style-name="P2"/>
      <text:p text:style-name="P3">Elsa Wilken (1), Florian Dinger (1,2), Nicole Bobrowski (1,2), Simon Warnach <text:s/>(1,2), Ulrich Platt (1,2)*</text:p>
      <text:p text:style-name="P4">(1) Institute for Environmental Physics, University of Heidelberg, Germany</text:p>
      <text:p text:style-name="P4">(2) Max-Planck Institute for Chemistry, Germany</text:p>
      <text:p text:style-name="P5"/>
      <text:p text:style-name="P1"/>
      <text:p text:style-name="P1">Abstract</text:p>
      <text:p text:style-name="P1"/>
      <text:p text:style-name="P1"><text:change text:change-id="ct311465208"/><text:change-start text:change-id="ct311464168"/>Within<text:change-end text:change-id="ct311464168"/> the Network for Observation of Volcanic and Atmospheric Change <text:span text:style-name="Absatz-Standardschriftart"><text:span text:style-name="T1">(NOVAC) </text:span></text:span>automatically scanning UV-spectrometers are installed at more than <text:span text:style-name="Absatz-Standardschriftart"><text:span text:style-name="T6">30</text:span></text:span> <text:span text:style-name="Absatz-Standardschriftart"><text:span text:style-name="T1">40 </text:span></text:span>volcanoes recording <text:span text:style-name="Absatz-Standardschriftart"><text:span text:style-name="T1">spectra of </text:span></text:span>back-scattered solar radiation <text:span text:style-name="Absatz-Standardschriftart"><text:span text:style-name="T6">spectra</text:span></text:span><text:span text:style-name="Absatz-Standardschriftart"><text:span text:style-name="T2">. </text:span></text:span><text:span text:style-name="Kommentarzeichen"><office:annotation office:name="0"><dc:creator>Florian Dinger</dc:creator><dc:date>2017-11-30T11:39:00.91</dc:date><text:p><text:span text:style-name="T11">Hier fehlt insagesamt noch ein Satz tur motivation. Warum sollte man überhaupt vulkangase messen?!</text:span></text:p></office:annotation></text:span><text:span text:style-name="Absatz-Standardschriftart"><text:span text:style-name="T2">The emissions of BrO and SO2</text:span></text:span><office:annotation-end office:name="0"/><text:span text:style-name="Absatz-Standardschriftart"><text:span text:style-name="T2"> can be retrieved </text:span></text:span>from <text:change text:change-id="ct311463648"/><text:span text:style-name="Absatz-Standardschriftart"><text:span text:style-name="T1">those</text:span></text:span> <text:change text:change-id="ct311465624"/>spectra by applying Differential Optical Absorption Spectroscopy (DOAS) <text:change text:change-id="ct311466352"/><text:change-start text:change-id="ct311464376"/><text:span text:style-name="Absatz-Standardschriftart"><text:span text:style-name="T1">and </text:span></text:span><text:change-end text:change-id="ct311464376"/><text:span text:style-name="Absatz-Standardschriftart"><text:span text:style-name="T1">comparing the optical absorption of the volcanic plume </text:span></text:span><text:change text:change-id="ct311466456"/><text:span text:style-name="Absatz-Standardschriftart"><text:span text:style-name="T1">to the background</text:span></text:span>. <text:span text:style-name="Absatz-Standardschriftart"><text:span text:style-name="T1">Therefore, the background spectrum </text:span></text:span><text:change text:change-id="ct311465832"/><text:change-start text:change-id="ct311465936"/><text:span text:style-name="Absatz-Standardschriftart"><text:span text:style-name="T1">must not </text:span></text:span><text:change-end text:change-id="ct311465936"/><text:span text:style-name="Absatz-Standardschriftart"><text:span text:style-name="T1">be </text:span></text:span><text:change text:change-id="ct311466768"/><text:span text:style-name="Absatz-Standardschriftart"><text:span text:style-name="T1">affected by volcanic influence. Classically, the background spectrum is taken from the same scan but from a elevation angle which has been identified to be outside of the volcanic plume. However, </text:span></text:span><text:change-start text:change-id="ct311464688"/><text:span text:style-name="Absatz-Standardschriftart"><text:span text:style-name="T1">experien</text:span></text:span><text:change-end text:change-id="ct311464688"/><text:change-start text:change-id="ct311464792"/><text:span text:style-name="Absatz-Standardschriftart"><text:span text:style-name="T1">ce shows </text:span></text:span><text:change-end text:change-id="ct311464792"/><text:span text:style-name="Absatz-Standardschriftart"><text:span text:style-name="T1">those background </text:span></text:span><text:change-start text:change-id="ct311463752"/><text:span text:style-name="Absatz-Standardschriftart"><text:span text:style-name="T1">spectra </text:span></text:span><text:change-end text:change-id="ct311463752"/><text:span text:style-name="Absatz-Standardschriftart"><text:span text:style-name="T1">can </text:span></text:span><text:change-start text:change-id="ct311464584"/><text:span text:style-name="Absatz-Standardschriftart"><text:span text:style-name="T1">still </text:span></text:span><text:change-end text:change-id="ct311464584"/><text:span text:style-name="Absatz-Standardschriftart"><text:span text:style-name="T1">be contaminated </text:span></text:span><text:change text:change-id="ct311468328"/><text:change-start text:change-id="ct311469888"/><text:span text:style-name="Absatz-Standardschriftart"><text:span text:style-name="T1">by volcanic gases.</text:span></text:span><text:change-end text:change-id="ct311469888"/></text:p>
      <text:p text:style-name="P1"><text:span text:style-name="Absatz-Standardschriftart"><text:span text:style-name="T6">For accurate retrievals, it is mandatory to ﬁnd a </text:span></text:span><text:span text:style-name="Absatz-Standardschriftart"><text:span text:style-name="T5">a </text:span></text:span><text:span text:style-name="Absatz-Standardschriftart"><text:span text:style-name="T6">Frauenhofer </text:span></text:span><text:span text:style-name="Absatz-Standardschriftart"><text:span text:style-name="T5">Fraunhofer </text:span></text:span><text:span text:style-name="Absatz-Standardschriftart"><text:span text:style-name="T6">reference spectrum (FRS) </text:span></text:span><text:span text:style-name="Absatz-Standardschriftart"><text:span text:style-name="T5">whichis required</text:span></text:span><text:span text:style-name="Absatz-Standardschriftart"><text:span text:style-name="T6">. </text:span></text:span><text:span text:style-name="Absatz-Standardschriftart"><text:span text:style-name="T7">If the reference region for any reason is contaminated by volcanic trace gases, the reference spectrum has to be replaced by a volcanic-gas-free reference.</text:span></text:span><text:span text:style-name="Absatz-Standardschriftart"><text:span text:style-name="T2"> Alternative</text:span></text:span><text:change-start text:change-id="ct311468744"/><text:span text:style-name="Absatz-Standardschriftart"><text:span text:style-name="T2">ly</text:span></text:span><text:change-end text:change-id="ct311468744"/><text:span text:style-name="Absatz-Standardschriftart"><text:span text:style-name="T2"> </text:span></text:span><text:change-start text:change-id="ct311467808"/><text:span text:style-name="Absatz-Standardschriftart"><text:span text:style-name="T2">reference </text:span></text:span><text:change-end text:change-id="ct311467808"/><text:span text:style-name="Absatz-Standardschriftart"><text:span text:style-name="T2">spectra </text:span></text:span><text:change text:change-id="ct311469472"/><text:change-start text:change-id="ct311467184"/><text:span text:style-name="Absatz-Standardschriftart"><text:span text:style-name="T2">can be derived from</text:span></text:span><text:change-end text:change-id="ct311467184"/><text:span text:style-name="Absatz-Standardschriftart"><text:span text:style-name="T2"> 1) a theoretical solar atlas spectrum or 2) a volcanic-gas-free reference spectrum recorded in the temporal proximity by the same instrument. The first option comes with the drawback of reduced precision, as the instrumental effects have to be modeled and added to the retrieval. </text:span></text:span><text:change text:change-id="ct311466976"/><text:change-start text:change-id="ct311467912"/><text:span text:style-name="Kommentarzeichen"><office:annotation office:name="1"><dc:creator>Florian Dinger</dc:creator><dc:date>2017-11-30T11:39:00.92</dc:date><text:p><text:span text:style-name="T11">Ggf. Streichen um Platz zu sparen</text:span></text:p></office:annotation></text:span><text:span text:style-name="Absatz-Standardschriftart"><text:span text:style-name="T3">Since </text:span></text:span><text:change-end text:change-id="ct311467912"/><text:change text:change-id="ct311468016"/><text:change-start text:change-id="ct311469992"/><text:span text:style-name="Absatz-Standardschriftart"><text:span text:style-name="T3">typical </text:span></text:span><text:change-end text:change-id="ct311469992"/><text:span text:style-name="Absatz-Standardschriftart"><text:span text:style-name="T3">amount</text:span></text:span><text:change-start text:change-id="ct311468848"/><text:span text:style-name="Absatz-Standardschriftart"><text:span text:style-name="T3">s</text:span></text:span><text:change-end text:change-id="ct311468848"/><text:span text:style-name="Absatz-Standardschriftart"><text:span text:style-name="T3"> of BrO </text:span></text:span><text:change text:change-id="ct311468952"/><text:change-start text:change-id="ct311468120"/><text:span text:style-name="Absatz-Standardschriftart"><text:span text:style-name="T3">are close to </text:span></text:span><text:change-end text:change-id="ct311468120"/><text:span text:style-name="Absatz-Standardschriftart"><text:span text:style-name="T3">the detection limit, the loss of precision makes the first option impractica</text:span></text:span><text:change text:change-id="ct311467496"/><text:change-start text:change-id="ct311468432"/><text:span text:style-name="Absatz-Standardschriftart"><text:span text:style-name="T3">l</text:span></text:span><text:change-end text:change-id="ct311468432"/><text:span text:style-name="Absatz-Standardschriftart"><text:span text:style-name="T3">.</text:span></text:span><office:annotation-end office:name="1"/><text:span text:style-name="Absatz-Standardschriftart"><text:span text:style-name="T3"> </text:span></text:span>For the second option, the alternative reference spectrum should be recorded at similar conditions with respect to meteorology and radiation. We <text:span text:style-name="Absatz-Standardschriftart"><text:span text:style-name="T3">combine</text:span></text:span> both options <text:span text:style-name="Kommentarzeichen"><office:annotation office:name="2"><dc:creator>Florian Dinger</dc:creator><dc:date>2017-11-30T11:42:00.93</dc:date><text:p><text:span text:style-name="T11">Naja, die Genauigkeit wird zur Option 2 erhöht. Option 1 ist nur Mittel zum Zweck. Sollte man auch so beschreiben.</text:span></text:p></office:annotation></text:span>in order to achieve both<office:annotation-end office:name="2"/>, enhanced accuracy <text:span text:style-name="Absatz-Standardschriftart"><text:span text:style-name="T3">while maintaining the maximum possible precision of </text:span></text:span><text:span text:style-name="Absatz-Standardschriftart"><text:span text:style-name="T2">the SO2 and BrO retrievals.</text:span></text:span></text:p>
      <text:p text:style-name="P1"><text:span text:style-name="Kommentarzeichen"><office:annotation office:name="3"><dc:creator>Florian Dinger</dc:creator><dc:date>2017-11-30T11:44:00.93</dc:date><text:p>Vielleicht besser:</text:p><text:p>We present our novel approach and its results when applied on NOVAC data from Tungurahua and Nevado Del Ruiz. </text:p></office:annotation></text:span>We present an analysis of the impact of different external parameters on the <text:span text:style-name="Absatz-Standardschriftart"><text:span text:style-name="T6">ﬁt quality</text:span></text:span> <text:span text:style-name="Absatz-Standardschriftart"><text:span text:style-name="T1">quality of the DOAS results </text:span></text:span>when evaluating spectra using a <text:change-start text:change-id="ct311469056"/>solar atlas spectrum<text:change-end text:change-id="ct311469056"/><text:change text:change-id="ct311469264"/>. Results from <text:change-start text:change-id="ct311469160"/>the <text:change-end text:change-id="ct311469160"/>Tungurahua and <text:span text:style-name="Absatz-Standardschriftart"><text:span text:style-name="T1">Nevado</text:span></text:span> Del Ruiz <text:change-start text:change-id="ct311468224"/>volcanoes <text:change-end text:change-id="ct311468224"/>are presented.<office:annotation-end office:name="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Sans" svg:font-family="DejaVuSans" style:font-family-generic="swiss"/>
    <style:font-face style:name="Segoe UI1" svg:font-family="'Segoe UI'"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9pt" fo:hyphenate="fals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Segoe UI" fo:font-size="9pt" style:font-size-asian="9pt" style:font-size-complex="8pt" fo:hyphenate="false" fo:hyphenation-remain-char-count="0" fo:hyphenation-push-char-count="0"/>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size-complex="9pt" style:font-weight-complex="bold"/>
    </style:style>
    <style:style style:name="Sprechblasentext_20_Zchn" style:display-name="Sprechblasentext Zchn" style:family="text" style:parent-style-name="Absatz-Standardschriftart">
      <style:text-properties style:font-name="Segoe UI" fo:font-size="9pt" style:font-size-asian="9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NOVAC_Eval DOAS</meta:initial-creator>
    <meta:creation-date>2017-11-30T10:46:00Z</meta:creation-date>
    <dc:date>2017-11-30T14:43:53.30</dc:date>
    <meta:editing-cycles>3</meta:editing-cycles>
    <meta:editing-duration>PT12M40S</meta:editing-duration>
    <meta:document-statistic meta:table-count="0" meta:image-count="0" meta:object-count="0" meta:page-count="1" meta:paragraph-count="22" meta:word-count="366" meta:character-count="2384"/>
    <meta:template xlink:type="simple" xlink:actuate="onRequest" xlink:title="" xlink:href="../Wilken_Abstract_DPG-2018_FD.odt/Normal"/>
  </office:meta>
</office:document-meta>
</file>